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7349"/>
    </style:style>
    <style:style style:name="P2" style:family="paragraph" style:parent-style-name="Text_20_body">
      <style:paragraph-properties fo:text-align="start" style:justify-single-word="false"/>
      <style:text-properties officeooo:paragraph-rsid="0015d743"/>
    </style:style>
    <style:style style:name="P3" style:family="paragraph" style:parent-style-name="Text_20_body">
      <style:text-properties officeooo:rsid="001b6ac1"/>
    </style:style>
    <style:style style:name="P4" style:family="paragraph" style:parent-style-name="Text_20_body">
      <style:text-properties officeooo:rsid="001b6ac1" officeooo:paragraph-rsid="0019689b"/>
    </style:style>
    <style:style style:name="P5" style:family="paragraph" style:parent-style-name="Heading">
      <style:text-properties style:font-name="Liberation Sans" fo:font-size="14pt" officeooo:rsid="001b6ac1" style:font-name-asian="Noto Sans CJK SC" style:font-size-asian="14pt" style:font-name-complex="Lohit Devanagari" style:font-size-complex="14pt"/>
    </style:style>
    <style:style style:name="P6" style:family="paragraph" style:parent-style-name="Heading">
      <style:text-properties officeooo:rsid="001cb912"/>
    </style:style>
    <style:style style:name="P7" style:family="paragraph" style:parent-style-name="Heading">
      <style:text-properties officeooo:rsid="001b6ac1" officeooo:paragraph-rsid="001b6ac1"/>
    </style:style>
    <style:style style:name="P8" style:family="paragraph" style:parent-style-name="Text_20_body">
      <style:text-properties officeooo:rsid="00147349" officeooo:paragraph-rsid="001f0a8f"/>
    </style:style>
    <style:style style:name="T1" style:family="text">
      <style:text-properties officeooo:rsid="000e55b0"/>
    </style:style>
    <style:style style:name="T2" style:family="text">
      <style:text-properties officeooo:rsid="00147349"/>
    </style:style>
    <style:style style:name="T3" style:family="text">
      <style:text-properties officeooo:rsid="001b6ac1"/>
    </style:style>
    <style:style style:name="T4" style:family="text">
      <style:text-properties officeooo:rsid="001cb912"/>
    </style:style>
    <style:style style:name="T5" style:family="text">
      <style:text-properties officeooo:rsid="001d7e8e"/>
    </style:style>
    <style:style style:name="T6" style:family="text">
      <style:text-properties officeooo:rsid="001ddb4c"/>
    </style:style>
    <style:style style:name="T7" style:family="text">
      <style:text-properties officeooo:rsid="001f0a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ont<text:span text:style-name="T7">h</text:span>ly Log</text:p>
      <text:p text:style-name="Text_20_body"><text:span text:style-name="T3">Study the recorded weekly plans</text:span>.</text:p>
      <text:p text:style-name="Text_20_body">KALM: Keep – Add – Less – More</text:p>
      <text:p text:style-name="Text_20_body"><text:span text:style-name="T3">What have I learned?</text:span><text:span text:style-name="T1"><text:line-break/></text:span><text:span text:style-name="T3">What went well</text:span><text:span text:style-name="T1">?<text:line-break/></text:span><text:span text:style-name="T3">What should change</text:span><text:span text:style-name="T1">?<text:line-break/>Where are there ambiguities?</text:span></text:p>
      <text:p text:style-name="P3">Review long-term plans &amp; goals</text:p>
      <text:p text:style-name="P3">Define the next monthly goals.</text:p>
      <text:p text:style-name="P4">Where appropriate, carry over the last monthly journal to the annual journal or to the next monthly journal. Archive or dispose the obsolete notes. </text:p>
      <text:p text:style-name="P7">Weekly Planning</text:p>
      <text:p text:style-name="Text_20_body">Do the rough planning in the weekly planner (the detailed planning is done <text:span text:style-name="T3">there</text:span> daily <text:span text:style-name="T3">as well</text:span>).</text:p>
      <text:p text:style-name="Text_20_body">Check the schedule and tracker lists and transfer <text:span text:style-name="T3">it</text:span> to the weekly planner if ne<text:span text:style-name="T3">eded</text:span>.</text:p>
      <text:p text:style-name="Heading">Journal Stru<text:span text:style-name="T3">c</text:span>tur<text:span text:style-name="T3">e</text:span></text:p>
      <text:p text:style-name="Text_20_body"><text:span text:style-name="T4">Split</text:span> into a monthly journal and <text:span text:style-name="T4">an</text:span> annual journal.</text:p>
      <text:p text:style-name="Text_20_body">The monthly journal format consists of 5x weekly planner and about 20 to 30 <text:span text:style-name="T4">bullet</text:span> sheets. The <text:span text:style-name="T4">bullet</text:span> <text:soft-page-break/>sheets fill with important collections, but notes <text:span text:style-name="T6">as well</text:span>. The weekly planner also serves as a reminder for the <text:span text:style-name="T6">monthly </text:span>log entry.</text:p>
      <text:p text:style-name="Text_20_body">The monthly journal starts over every month <text:span text:style-name="T4">or</text:span> four to five weeks.</text:p>
      <text:p text:style-name="Text_20_body">The annual journal forms a folder and has the structure: various calendars, <text:span text:style-name="T4">trackers</text:span>, long-term collections <text:span text:style-name="T5">and the</text:span> <text:span text:style-name="T5">monthly </text:span>log. <text:span text:style-name="T5">All other </text:span>archived notes <text:span text:style-name="T5">can have a section </text:span><text:span text:style-name="T6">here </text:span><text:span text:style-name="T5">as well</text:span>.</text:p>
      <text:p text:style-name="Text_20_body">With the long-term collections in the annual journal, you save the constant carryover to the next monthly journal and keep<text:span text:style-name="T6">s</text:span> it lean.</text:p>
      <text:p text:style-name="P2">Collections are all sorts of things: TODO lists, wish lists favorites lists, ideas / concepts, goals &amp; plans, analys<text:span text:style-name="T6">i</text:span>s, self-knowledge &amp; reflection<text:span text:style-name="T6">s</text:span> ...</text:p>
      <text:p text:style-name="P6">Planning Layers</text:p>
      <text:p text:style-name="P1"><text:span text:style-name="T4">Structure in time</text:span><text:span text:style-name="T2">:<text:line-break/></text:span><text:span text:style-name="T4">Live phase</text:span><text:span text:style-name="T2"> – </text:span><text:span text:style-name="T4">year</text:span><text:span text:style-name="T2"> – </text:span><text:span text:style-name="T4">q</text:span><text:span text:style-name="T2">uart</text:span><text:span text:style-name="T4">er</text:span><text:span text:style-name="T2"> – </text:span><text:span text:style-name="T4">month</text:span><text:span text:style-name="T2"> – </text:span><text:span text:style-name="T4">week</text:span><text:span text:style-name="T2"> – </text:span><text:span text:style-name="T4">day</text:span></text:p>
      <text:p text:style-name="P8"><text:span text:style-name="T4">Structure of planning:</text:span><text:line-break/><text:span text:style-name="T4">Live phase</text:span> – <text:span text:style-name="T7">l</text:span><text:span text:style-name="T4">ive goals</text:span> – <text:span text:style-name="T4">projects</text:span> – <text:span text:style-name="T4">ideas </text:span><text:span text:style-name="T7">&amp; </text:span><text:span text:style-name="T4">activiti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06cm" fo:margin-bottom="0.21cm" loext:contextual-spacing="false" style:page-number="auto" fo:keep-with-next="always"/>
      <style:text-properties style:font-name="Liberation Sans" fo:font-family="'Liberation Sans'" style:font-family-generic="swiss" style:font-pitch="variable" fo:font-size="13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loext:contextual-spacing="false" fo:line-height="115%" style:page-number="auto"/>
      <style:text-properties fo:font-size="11pt" officeooo:rsid="000f8b00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ignature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14.801cm" style:num-format="1" style:print-orientation="portrait" fo:margin-top="0.499cm" fo:margin-bottom="0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7T10:09:14.295259605</meta:creation-date>
    <dc:date>2021-05-13T10:16:09.729697501</dc:date>
    <meta:editing-duration>PT30M40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2" meta:paragraph-count="20" meta:word-count="255" meta:character-count="1558" meta:non-whitespace-character-count="1311"/>
  </office:meta>
</office:document-meta>
</file>